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196a83" officeooo:paragraph-rsid="00196a83" style:font-weight-asian="bold" style:font-weight-complex="bold"/>
    </style:style>
    <style:style style:name="P2" style:family="paragraph" style:parent-style-name="Standard">
      <style:text-properties fo:font-weight="bold" officeooo:rsid="001b5f24" officeooo:paragraph-rsid="001b5f24" style:font-weight-asian="bold" style:font-weight-complex="bold"/>
    </style:style>
    <style:style style:name="P3" style:family="paragraph" style:parent-style-name="Standard">
      <style:text-properties officeooo:paragraph-rsid="001a8d4e"/>
    </style:style>
    <style:style style:name="P4" style:family="paragraph" style:parent-style-name="Standard">
      <style:text-properties fo:font-size="16pt" fo:font-weight="bold" officeooo:rsid="00196a83" officeooo:paragraph-rsid="00196a83" style:font-size-asian="16pt" style:font-weight-asian="bold" style:font-size-complex="16pt" style:font-weight-complex="bold"/>
    </style:style>
    <style:style style:name="P5" style:family="paragraph" style:parent-style-name="Standard">
      <style:text-properties fo:font-size="16pt" fo:font-weight="bold" officeooo:rsid="001b5f24" officeooo:paragraph-rsid="001b5f24" style:font-size-asian="16pt" style:font-weight-asian="bold" style:font-size-complex="16pt" style:font-weight-complex="bold"/>
    </style:style>
    <style:style style:name="P6" style:family="paragraph" style:parent-style-name="Standard">
      <style:text-properties fo:font-size="16pt" officeooo:paragraph-rsid="001f35f9" style:font-size-asian="16pt" style:font-size-complex="16pt"/>
    </style:style>
    <style:style style:name="P7" style:family="paragraph" style:parent-style-name="Standard">
      <style:paragraph-properties fo:text-align="center" style:justify-single-word="false"/>
      <style:text-properties officeooo:paragraph-rsid="002666b5"/>
    </style:style>
    <style:style style:name="P8" style:family="paragraph" style:parent-style-name="Standard">
      <style:paragraph-properties fo:text-align="start" style:justify-single-word="false"/>
      <style:text-properties fo:font-size="14pt" fo:font-weight="bold" officeooo:paragraph-rsid="002666b5" style:font-size-asian="14pt" style:font-weight-asian="bold" style:font-size-complex="14pt" style:font-weight-complex="bold"/>
    </style:style>
    <style:style style:name="P9" style:family="paragraph" style:parent-style-name="Standard">
      <style:text-properties fo:font-size="14pt" fo:font-weight="bold" officeooo:paragraph-rsid="001b5f24" style:font-size-asian="14pt" style:font-weight-asian="bold" style:font-size-complex="14pt" style:font-weight-complex="bold"/>
    </style:style>
    <style:style style:name="P10" style:family="paragraph" style:parent-style-name="Standard" style:list-style-name="L1">
      <style:text-properties officeooo:paragraph-rsid="001a8d4e"/>
    </style:style>
    <style:style style:name="P11" style:family="paragraph" style:parent-style-name="Standard" style:list-style-name="L1">
      <style:text-properties fo:font-weight="normal" officeooo:rsid="00196a83" officeooo:paragraph-rsid="00288aea" style:font-weight-asian="normal" style:font-weight-complex="normal"/>
    </style:style>
    <style:style style:name="P12" style:family="paragraph" style:parent-style-name="Standard" style:list-style-name="L7">
      <style:text-properties fo:font-weight="normal" officeooo:rsid="00196a83" officeooo:paragraph-rsid="001f35f9" style:font-weight-asian="normal" style:font-weight-complex="normal"/>
    </style:style>
    <style:style style:name="P13" style:family="paragraph" style:parent-style-name="Standard" style:list-style-name="L7">
      <style:text-properties fo:font-weight="normal" officeooo:rsid="00196a83" officeooo:paragraph-rsid="00243faf" style:font-weight-asian="normal" style:font-weight-complex="normal"/>
    </style:style>
    <style:style style:name="P14" style:family="paragraph" style:parent-style-name="Standard" style:list-style-name="L7">
      <style:text-properties fo:font-weight="normal" officeooo:rsid="001fa8f7" officeooo:paragraph-rsid="001fa8f7" style:font-weight-asian="normal" style:font-weight-complex="normal"/>
    </style:style>
    <style:style style:name="P15" style:family="paragraph" style:parent-style-name="Standard" style:list-style-name="L2">
      <style:text-properties officeooo:paragraph-rsid="00288aea"/>
    </style:style>
    <style:style style:name="P16" style:family="paragraph" style:parent-style-name="Standard" style:list-style-name="L1">
      <style:text-properties officeooo:rsid="00288aea" officeooo:paragraph-rsid="001a8d4e"/>
    </style:style>
    <style:style style:name="P17" style:family="paragraph" style:parent-style-name="Standard" style:list-style-name="L3">
      <style:text-properties officeooo:rsid="00288aea" officeooo:paragraph-rsid="00288aea"/>
    </style:style>
    <style:style style:name="P18" style:family="paragraph" style:parent-style-name="Standard" style:list-style-name="L4">
      <style:text-properties officeooo:rsid="00288aea" officeooo:paragraph-rsid="00288aea"/>
    </style:style>
    <style:style style:name="P19" style:family="paragraph" style:parent-style-name="Standard">
      <style:text-properties fo:font-size="16pt" fo:font-weight="bold" officeooo:rsid="001c7ddb" officeooo:paragraph-rsid="001c7ddb" style:font-size-asian="16pt" style:font-weight-asian="bold" style:font-size-complex="16pt" style:font-weight-complex="bold"/>
    </style:style>
    <style:style style:name="P20" style:family="paragraph" style:parent-style-name="Standard" style:list-style-name="L5">
      <style:text-properties officeooo:paragraph-rsid="002c0285"/>
    </style:style>
    <style:style style:name="P21" style:family="paragraph" style:parent-style-name="Standard" style:list-style-name="L5">
      <style:text-properties officeooo:paragraph-rsid="001c7ddb"/>
    </style:style>
    <style:style style:name="P22" style:family="paragraph" style:parent-style-name="Standard" style:list-style-name="L5">
      <style:text-properties officeooo:rsid="001def4f" officeooo:paragraph-rsid="001def4f"/>
    </style:style>
    <style:style style:name="P23" style:family="paragraph" style:parent-style-name="Standard" style:list-style-name="L6">
      <style:text-properties officeooo:paragraph-rsid="001f35f9"/>
    </style:style>
    <style:style style:name="P24" style:family="paragraph" style:parent-style-name="Standard" style:list-style-name="L7">
      <style:text-properties officeooo:paragraph-rsid="001f35f9"/>
    </style:style>
    <style:style style:name="P25" style:family="paragraph" style:parent-style-name="Standard" style:list-style-name="L7">
      <style:text-properties officeooo:paragraph-rsid="00243faf"/>
    </style:style>
    <style:style style:name="P26" style:family="paragraph" style:parent-style-name="Standard" style:list-style-name="L7">
      <style:text-properties officeooo:rsid="00243faf" officeooo:paragraph-rsid="00243faf"/>
    </style:style>
    <style:style style:name="P27" style:family="paragraph" style:parent-style-name="Standard" style:list-style-name="L8">
      <style:text-properties officeooo:paragraph-rsid="00243faf"/>
    </style:style>
    <style:style style:name="P28" style:family="paragraph" style:parent-style-name="Standard" style:list-style-name="L9">
      <style:text-properties officeooo:paragraph-rsid="001b5f24"/>
    </style:style>
    <style:style style:name="P29" style:family="paragraph" style:parent-style-name="Standard" style:list-style-name="L10">
      <style:text-properties officeooo:paragraph-rsid="001b5f24"/>
    </style:style>
    <style:style style:name="P30" style:family="paragraph" style:parent-style-name="Standard" style:list-style-name="L10">
      <style:text-properties officeooo:paragraph-rsid="001b7a77"/>
    </style:style>
    <style:style style:name="P31" style:family="paragraph" style:parent-style-name="Standard" style:list-style-name="L10">
      <style:text-properties officeooo:rsid="001b7a77" officeooo:paragraph-rsid="001b7a77"/>
    </style:style>
    <style:style style:name="P32" style:family="paragraph" style:parent-style-name="Standard" style:list-style-name="L10">
      <style:text-properties officeooo:rsid="001b5f24" officeooo:paragraph-rsid="001b7a77"/>
    </style:style>
    <style:style style:name="P33" style:family="paragraph" style:parent-style-name="Standard" style:list-style-name="L7">
      <style:text-properties officeooo:rsid="0030bc85" officeooo:paragraph-rsid="0030bc85"/>
    </style:style>
    <style:style style:name="P34" style:family="paragraph" style:parent-style-name="Standard" style:list-style-name="L7">
      <style:text-properties officeooo:rsid="00349ceb" officeooo:paragraph-rsid="00349ceb"/>
    </style:style>
    <style:style style:name="T1" style:family="text">
      <style:text-properties officeooo:rsid="001a8d4e"/>
    </style:style>
    <style:style style:name="T2" style:family="text">
      <style:text-properties officeooo:rsid="001b5f24"/>
    </style:style>
    <style:style style:name="T3" style:family="text">
      <style:text-properties officeooo:rsid="001b87a8"/>
    </style:style>
    <style:style style:name="T4" style:family="text">
      <style:text-properties officeooo:rsid="001c7ddb"/>
    </style:style>
    <style:style style:name="T5" style:family="text">
      <style:text-properties fo:font-weight="bold" officeooo:rsid="00196a83" style:font-weight-asian="bold" style:font-weight-complex="bold"/>
    </style:style>
    <style:style style:name="T6" style:family="text">
      <style:text-properties fo:font-weight="bold" officeooo:rsid="001e4da2" style:font-weight-asian="bold" style:font-weight-complex="bold"/>
    </style:style>
    <style:style style:name="T7" style:family="text">
      <style:text-properties officeooo:rsid="001def4f"/>
    </style:style>
    <style:style style:name="T8" style:family="text">
      <style:text-properties fo:font-weight="normal" officeooo:rsid="001def4f" style:font-weight-asian="normal" style:font-weight-complex="normal"/>
    </style:style>
    <style:style style:name="T9" style:family="text">
      <style:text-properties fo:font-weight="normal" officeooo:rsid="0023c7e5" style:font-weight-asian="normal" style:font-weight-complex="normal"/>
    </style:style>
    <style:style style:name="T10" style:family="text">
      <style:text-properties fo:font-weight="normal" officeooo:rsid="00243faf" style:font-weight-asian="normal" style:font-weight-complex="normal"/>
    </style:style>
    <style:style style:name="T11" style:family="text">
      <style:text-properties fo:font-weight="normal" officeooo:rsid="001b5f24" style:font-weight-asian="normal" style:font-weight-complex="normal"/>
    </style:style>
    <style:style style:name="T12" style:family="text">
      <style:text-properties fo:font-weight="normal" officeooo:rsid="00263c44" style:font-weight-asian="normal" style:font-weight-complex="normal"/>
    </style:style>
    <style:style style:name="T13" style:family="text">
      <style:text-properties officeooo:rsid="001f35f9"/>
    </style:style>
    <style:style style:name="T14" style:family="text">
      <style:text-properties officeooo:rsid="00216122"/>
    </style:style>
    <style:style style:name="T15" style:family="text">
      <style:text-properties officeooo:rsid="00243faf"/>
    </style:style>
    <style:style style:name="T16" style:family="text">
      <style:text-properties fo:font-size="16pt" fo:font-weight="bold" officeooo:rsid="001c7ddb" style:font-size-asian="16pt" style:font-weight-asian="bold" style:font-size-complex="16pt" style:font-weight-complex="bold"/>
    </style:style>
    <style:style style:name="T17" style:family="text">
      <style:text-properties officeooo:rsid="00288aea"/>
    </style:style>
    <style:style style:name="T18" style:family="text">
      <style:text-properties officeooo:rsid="002c0285"/>
    </style:style>
    <style:style style:name="T19" style:family="text">
      <style:text-properties officeooo:rsid="002dea01"/>
    </style:style>
    <style:style style:name="T20" style:family="text">
      <style:text-properties officeooo:rsid="00349ceb"/>
    </style:style>
    <style:style style:name="T21" style:family="text">
      <style:text-properties officeooo:rsid="0036952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417in" fo:text-indent="-0.25in" fo:margin-left="3.0417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417in" fo:text-indent="-0.25in" fo:margin-left="3.0417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F-2310</text:p>
      <text:p text:style-name="P1">Assignment 4, Web Authentication</text:p>
      <text:p text:style-name="P1">Magnus Dahl-Hansen, April 2023</text:p>
      <text:p text:style-name="P1"/>
      <text:p text:style-name="Standard"/>
      <text:p text:style-name="P4">What are we going to do?:</text:p>
      <text:list xml:id="list504057483" text:style-name="L1">
        <text:list-item>
          <text:p text:style-name="P11"><text:span text:style-name="T1">L</text:span>earn the basic methods for handling and managing credentials to authenticate humans.</text:p>
          <text:p text:style-name="P10"/>
        </text:list-item>
        <text:list-item>
          <text:p text:style-name="P10"><text:span text:style-name="T17">Have a “home” </text:span>web <text:span text:style-name="T17">page </text:span>that <text:span text:style-name="T17">does the following: </text:span></text:p>
        </text:list-item>
      </text:list>
      <text:list xml:id="list3222347001" text:style-name="L2">
        <text:list-item>
          <text:p text:style-name="P15"><text:span text:style-name="T17">Show </text:span>a <text:span text:style-name="T17">welcome </text:span>message to authenticated users.</text:p>
        </text:list-item>
        <text:list-item>
          <text:p text:style-name="P15"><text:span text:style-name="T17">Show t</text:span>he username of a logged-in user.</text:p>
        </text:list-item>
        <text:list-item>
          <text:p text:style-name="P15"><text:span text:style-name="T17">Have a</text:span> link to the register new user page.</text:p>
        </text:list-item>
        <text:list-item>
          <text:p text:style-name="P15"><text:span text:style-name="T17">Have a</text:span> link to the login page.</text:p>
        </text:list-item>
      </text:list>
      <text:list xml:id="list121228842169456" text:continue-list="list504057483" text:style-name="L1">
        <text:list-header>
          <text:p text:style-name="P10"/>
        </text:list-header>
        <text:list-item>
          <text:p text:style-name="P16">Have a register page that does the following: </text:p>
        </text:list-item>
      </text:list>
      <text:list xml:id="list2272861166" text:style-name="L3">
        <text:list-item>
          <text:p text:style-name="P17">Provide a username, password and password verification bar</text:p>
        </text:list-item>
        <text:list-item>
          <text:p text:style-name="P17">Add a new user</text:p>
        </text:list-item>
        <text:list-item>
          <text:p text:style-name="P17">Display error messages if: user is already registered, wrong password, password of insufficient length</text:p>
          <text:p text:style-name="P17"/>
        </text:list-item>
      </text:list>
      <text:list xml:id="list121230486170375" text:continue-list="list121228842169456" text:style-name="L1">
        <text:list-item>
          <text:p text:style-name="P10"><text:s/><text:span text:style-name="T17">Have a login page that does the following:</text:span></text:p>
        </text:list-item>
      </text:list>
      <text:list xml:id="list483935987" text:style-name="L4">
        <text:list-item>
          <text:p text:style-name="P18">Provide a username and password bar</text:p>
        </text:list-item>
        <text:list-item>
          <text:p text:style-name="P18">Redirect the user to “/” page if login is successful</text:p>
        </text:list-item>
      </text:list>
      <text:list xml:id="list121229983437420" text:continue-list="list121230486170375" text:style-name="L1">
        <text:list-header>
          <text:p text:style-name="P10"/>
        </text:list-header>
        <text:list-item>
          <text:p text:style-name="P10"/>
        </text:list-item>
      </text:list>
      <text:p text:style-name="P3"/>
      <text:p text:style-name="P19">What the code already does:</text:p>
      <text:list xml:id="list2107601644" text:style-name="L5">
        <text:list-header>
          <text:p text:style-name="P20"/>
        </text:list-header>
        <text:list-item>
          <text:p text:style-name="P20"><text:span text:style-name="T18">Displays a</text:span> welcome message <text:span text:style-name="T18">to authenticated users</text:span>.</text:p>
        </text:list-item>
        <text:list-item>
          <text:p text:style-name="P20"><text:span text:style-name="T19">Displays t</text:span>he username of a logged-in user.</text:p>
        </text:list-item>
        <text:list-item>
          <text:p text:style-name="P20"><text:span text:style-name="T19">Displays a navbar with links to: </text:span>register new user, <text:span text:style-name="T19">log in, home</text:span></text:p>
          <text:p text:style-name="P21"/>
        </text:list-item>
        <text:list-item>
          <text:p text:style-name="P21"><text:span text:style-name="T4">Return an </text:span>HTML form to add new users. <text:span text:style-name="T4">Contains:</text:span></text:p>
          <text:list>
            <text:list-item>
              <text:list>
                <text:list-item>
                  <text:p text:style-name="P21">Username</text:p>
                </text:list-item>
                <text:list-item>
                  <text:p text:style-name="P21">Password</text:p>
                </text:list-item>
                <text:list-item>
                  <text:p text:style-name="P21">Password verification</text:p>
                </text:list-item>
                <text:list-item>
                  <text:p text:style-name="P22">Displays an error if something is wrong. </text:p>
                </text:list-item>
              </text:list>
              <text:p text:style-name="P21"/>
            </text:list-item>
          </text:list>
        </text:list-item>
        <text:list-item>
          <text:p text:style-name="P21"><text:span text:style-name="T13">Return a </text:span>HTML page for authenticating users <text:span text:style-name="T13">(login)</text:span>. <text:span text:style-name="T13">Contains</text:span>:</text:p>
          <text:list>
            <text:list-item>
              <text:list>
                <text:list-item>
                  <text:p text:style-name="P21">Username <text:span text:style-name="T13">bar</text:span></text:p>
                </text:list-item>
                <text:list-item>
                  <text:p text:style-name="P21">Password <text:span text:style-name="T13">bar</text:span></text:p>
                </text:list-item>
                <text:list-item>
                  <text:p text:style-name="P21"><text:span text:style-name="T14">(May redirect the user to “/” a</text:span>fter <text:span text:style-name="T14">a </text:span>successful login<text:span text:style-name="T14">)</text:span></text:p>
                </text:list-item>
              </text:list>
            </text:list-item>
          </text:list>
        </text:list-item>
      </text:list>
      <text:p text:style-name="Standard"/>
      <text:p text:style-name="Standard"/>
      <text:p text:style-name="P6"><text:span text:style-name="T6">What</text:span><text:span text:style-name="T5"> am I going to do?:</text:span></text:p>
      <text:list xml:id="list2220347748" text:style-name="L6">
        <text:list-item>
          <text:p text:style-name="P23"><text:span text:style-name="T8">Implement error messages </text:span><text:span text:style-name="T4">to be </text:span>displayed on the following conditions.</text:p>
        </text:list-item>
      </text:list>
      <text:list xml:id="list2064429488" text:style-name="L7">
        <text:list-item>
          <text:list>
            <text:list-item>
              <text:list>
                <text:list-item>
                  <text:list>
                    <text:list-item>
                      <text:p text:style-name="P24"><text:span text:style-name="T7">A </text:span>username is already registered.</text:p>
                    </text:list-item>
                    <text:list-item>
                      <text:p text:style-name="P24">Password verification fails.</text:p>
                    </text:list-item>
                    <text:list-item>
                      <text:p text:style-name="P24">Password is of insufficient strength (you can decide the criteria).</text:p>
                    </text:list-item>
                    <text:list-item>
                      <text:p text:style-name="P12">On success, the user credentials should be persisted on the server.</text:p>
                    </text:list-item>
                  </text:list>
                </text:list-item>
              </text:list>
              <text:p text:style-name="P14"/>
            </text:list-item>
          </text:list>
        </text:list-item>
        <text:list-item>
          <text:p text:style-name="P14"><text:soft-page-break/>After a successful login, the user should be redirected to the "/" endpoint.</text:p>
        </text:list-item>
        <text:list-item>
          <text:p text:style-name="P25"><text:span text:style-name="T9">Add/save user credentials to database/</text:span><text:span text:style-name="T10">file</text:span></text:p>
          <text:list>
            <text:list-item>
              <text:p text:style-name="P25"><text:span text:style-name="T10">Make sure t</text:span>he credentials <text:span text:style-name="T15">are </text:span>protected from network-based replay attacks and network snooping.</text:p>
            </text:list-item>
            <text:list-item>
              <text:p text:style-name="P25">The password file should be resilient to dictionary attacks.</text:p>
            </text:list-item>
          </text:list>
        </text:list-item>
        <text:list-item>
          <text:p text:style-name="P34">Encrypt database/password file so that is safe</text:p>
        </text:list-item>
        <text:list-item>
          <text:p text:style-name="P33">Prevent dictionary attacks <text:span text:style-name="T20">for passwords</text:span>:</text:p>
          <text:list>
            <text:list-item>
              <text:p text:style-name="P33">Only allow a few tries to input correct password</text:p>
            </text:list-item>
            <text:list-item>
              <text:p text:style-name="P33">Block a user for a while if 5 tries has been ex<text:span text:style-name="T21">c</text:span>eeded</text:p>
            </text:list-item>
            <text:list-item>
              <text:p text:style-name="P33">Make user create a password with upper and lower case characters, maybe put in some special characters?</text:p>
            </text:list-item>
          </text:list>
        </text:list-item>
        <text:list-item>
          <text:p text:style-name="P25">(Optional) Log authentication requests, both failed and successful.</text:p>
        </text:list-item>
        <text:list-item>
          <text:p text:style-name="P26">Use Flask or Rocket to implement the web server functionality.</text:p>
        </text:list-item>
        <text:list-item>
          <text:p text:style-name="P26">Use a crypto library for securing communication and passwords. </text:p>
        </text:list-item>
      </text:list>
      <text:list xml:id="list485730465" text:style-name="L8">
        <text:list-item>
          <text:list>
            <text:list-item>
              <text:p text:style-name="P27">The following setup and tools are recommended</text:p>
              <text:list>
                <text:list-item>
                  <text:p text:style-name="P27">Python</text:p>
                </text:list-item>
                <text:list-item>
                  <text:p text:style-name="P27">Flask</text:p>
                </text:list-item>
                <text:list-item>
                  <text:p text:style-name="P27">Bcrypt</text:p>
                </text:list-item>
                <text:list-item>
                  <text:p text:style-name="P27">OpenSSL + Let's Encrypt</text:p>
                  <text:p text:style-name="P27"/>
                </text:list-item>
              </text:list>
            </text:list-item>
          </text:list>
        </text:list-item>
      </text:list>
      <text:list xml:id="list121229049009180" text:continue-list="list2064429488" text:style-name="L7">
        <text:list-item>
          <text:p text:style-name="P13"><text:span text:style-name="T1">D</text:span>eploy <text:span text:style-name="T1">the implementation</text:span> on the virtual machine you received at the beginning of this course (e.g., hjo001.csano.no) for evaluation.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7"><text:span text:style-name="T16">Report: </text:span><text:span text:style-name="T12">(3</text:span><text:span text:style-name="T11">-5 pages (exluding front-page and figures)</text:span><text:span text:style-name="T12">)</text:span></text:p>
      <text:p text:style-name="P8"><text:soft-page-break/>Introductions</text:p>
      <text:list xml:id="list3357496575" text:style-name="L9">
        <text:list-item>
          <text:list>
            <text:list-item>
              <text:p text:style-name="P28">Describe briefly and in your own words the problem you are set to solve. What are you trying to achieve?</text:p>
            </text:list-item>
            <text:list-item>
              <text:p text:style-name="P28">Did you make any assumptions or simplifications?</text:p>
            </text:list-item>
            <text:list-item>
              <text:p text:style-name="P28">What is the attack model? </text:p>
            </text:list-item>
          </text:list>
          <text:p text:style-name="P28"/>
        </text:list-item>
      </text:list>
      <text:p text:style-name="P9">Background Theory</text:p>
      <text:list xml:id="list121229918061470" text:continue-numbering="true" text:style-name="L9">
        <text:list-item>
          <text:list>
            <text:list-item>
              <text:p text:style-name="P28">Write about some of the key topics you touch on from our curriculum.</text:p>
            </text:list-item>
            <text:list-item>
              <text:p text:style-name="P28"><text:a xlink:type="simple" xlink:href="https://www.csoonline.com/article/3568794/what-is-a-dictionary-attack-and-how-you-can-easily-stop-them.html" text:style-name="Internet_20_link" text:visited-style-name="Visited_20_Internet_20_Link">https://www.csoonline.com/article/3568794/what-is-a-dictionary-attack-and-how-you-can-easily-stop-them.html</text:a></text:p>
            </text:list-item>
            <text:list-item>
              <text:p text:style-name="P28"/>
            </text:list-item>
          </text:list>
          <text:p text:style-name="P28"/>
        </text:list-item>
      </text:list>
      <text:p text:style-name="P9">Your design and implementation</text:p>
      <text:list xml:id="list121230794247057" text:continue-numbering="true" text:style-name="L9">
        <text:list-item>
          <text:list>
            <text:list-item>
              <text:p text:style-name="P28">Describe interesting and important bits of your implementation.</text:p>
            </text:list-item>
            <text:list-item>
              <text:p text:style-name="P28">Can you visualize how your program is organized with a figure? Your report should at least have 1 figure.</text:p>
            </text:list-item>
            <text:list-item>
              <text:p text:style-name="P28">What did you learn?</text:p>
            </text:list-item>
            <text:list-item>
              <text:p text:style-name="P28">How did you encode and store passwords?</text:p>
            </text:list-item>
            <text:list-item>
              <text:p text:style-name="P28">What considerations did you make for password strength?</text:p>
            </text:list-item>
            <text:list-item>
              <text:p text:style-name="P28">How can the server identify authenticated users after login?</text:p>
            </text:list-item>
            <text:list-item>
              <text:p text:style-name="P28">Did you set up encrypted network communication?</text:p>
            </text:list-item>
            <text:list-item>
              <text:p text:style-name="P28">Are you using any particular library or special language features? (e.g., <text:s/>Flask Sessions to store cookies, etc.)</text:p>
            </text:list-item>
          </text:list>
          <text:p text:style-name="P28"/>
        </text:list-item>
      </text:list>
      <text:p text:style-name="P9">Evaluation / Discussions</text:p>
      <text:list xml:id="list121230040463506" text:continue-numbering="true" text:style-name="L9">
        <text:list-item>
          <text:list>
            <text:list-item>
              <text:p text:style-name="P28">Provide evidence that your implementation solved the problem you were given.</text:p>
            </text:list-item>
            <text:list-item>
              <text:p text:style-name="P28">E.g., when the server returns on the specific endpoints based on various input.</text:p>
            </text:list-item>
          </text:list>
          <text:p text:style-name="P28"/>
        </text:list-item>
      </text:list>
      <text:p text:style-name="P9">Conclusions</text:p>
      <text:list xml:id="list121228706369387" text:continue-numbering="true" text:style-name="L9">
        <text:list-item>
          <text:list>
            <text:list-item>
              <text:p text:style-name="P28">Recap the problem you were given and how you solved it.</text:p>
            </text:list-item>
            <text:list-item>
              <text:p text:style-name="P28">Did you complete the task? Any key findings?</text:p>
            </text:list-item>
          </text:list>
          <text:p text:style-name="P28"/>
        </text:list-item>
      </text:list>
      <text:p text:style-name="P9">References</text:p>
      <text:list xml:id="list121229018837059" text:continue-numbering="true" text:style-name="L9">
        <text:list-item>
          <text:list>
            <text:list-item>
              <text:p text:style-name="P28">Lists of works that support your claims or explain something in further detail.</text:p>
            </text:list-item>
            <text:list-item>
              <text:p text:style-name="P28">All citations must be used in the text.</text:p>
            </text:list-item>
          </text:list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5">Hand in this:</text:p>
      <text:list xml:id="list674411353" text:style-name="L10">
        <text:list-item>
          <text:p text:style-name="P29"><text:span text:style-name="T2">A</text:span> SINGLE Zip-compressed Archive</text:p>
        </text:list-item>
        <text:list-item>
          <text:p text:style-name="P30">The name of the hand-in file: <text:span text:style-name="T2">inf2310-2.semester-2023-</text:span><text:span text:style-name="T3">a</text:span><text:span text:style-name="T2">4-mda105</text:span></text:p>
        </text:list-item>
        <text:list-item>
          <text:p text:style-name="P31">Layout of hand-in folder:</text:p>
          <text:list>
            <text:list-item>
              <text:p text:style-name="P32">inf2310-2.semester-2023-assignment4-mda105</text:p>
              <text:list>
                <text:list-item>
                  <text:p text:style-name="P31">src</text:p>
                  <text:list>
                    <text:list-item>
                      <text:p text:style-name="P31">source code</text:p>
                    </text:list-item>
                  </text:list>
                </text:list-item>
                <text:list-item>
                  <text:p text:style-name="P31">doc</text:p>
                  <text:list>
                    <text:list-item>
                      <text:p text:style-name="P31">Report.pdf</text:p>
                    </text:list-item>
                    <text:list-item>
                      <text:p text:style-name="P31">ReadMe → specifications to run code</text:p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3-30T13:26:11.170207079</meta:creation-date>
    <dc:date>2023-04-11T12:12:23.044408175</dc:date>
    <meta:editing-duration>PT54M12S</meta:editing-duration>
    <meta:editing-cycles>25</meta:editing-cycles>
    <meta:generator>LibreOffice/6.4.7.2$Linux_X86_64 LibreOffice_project/40$Build-2</meta:generator>
    <meta:document-statistic meta:table-count="0" meta:image-count="0" meta:object-count="0" meta:page-count="3" meta:paragraph-count="99" meta:word-count="716" meta:character-count="4184" meta:non-whitespace-character-count="3636"/>
  </office:meta>
</office:document-meta>
</file>